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391cm"/>
    </style:style>
    <style:style style:name="co3" style:family="table-column">
      <style:table-column-properties fo:break-before="auto" style:column-width="25.986cm"/>
    </style:style>
    <style:style style:name="co4" style:family="table-column">
      <style:table-column-properties fo:break-before="auto" style:column-width="3.485cm"/>
    </style:style>
    <style:style style:name="co5" style:family="table-column">
      <style:table-column-properties fo:break-before="auto" style:column-width="4.42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66cm" fo:break-before="auto" style:use-optimal-row-height="true"/>
    </style:style>
    <style:style style:name="ro7" style:family="table-row">
      <style:table-row-properties style:row-height="0.848cm" fo:break-before="auto" style:use-optimal-row-height="true"/>
    </style:style>
    <style:style style:name="ro8" style:family="table-row">
      <style:table-row-properties style:row-height="13.873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9.924cm" fo:break-before="auto" style:use-optimal-row-height="true"/>
    </style:style>
    <style:style style:name="ro11" style:family="table-row">
      <style:table-row-properties style:row-height="4.001cm" fo:break-before="auto" style:use-optimal-row-height="true"/>
    </style:style>
    <style:style style:name="ro12"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rial" style:font-name-asian="DejaVu Sans" style:font-name-complex="Lohit Hindi"/>
    </style:style>
    <style:style style:name="T2" style:family="text">
      <style:text-properties style:font-name-asian="DejaVu Sans Condensed" style:font-name-complex="DejaVu Sans Condensed"/>
    </style:style>
    <style:style style:name="T3" style:family="text">
      <style:text-properties style:font-name="Arial" style:font-name-asian="DejaVu Sans Condensed" style:font-name-complex="DejaVu Sans Condensed"/>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1">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1">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1">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1">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1">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2">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Geben Sie Ihren Namen ein:</text:p>
          </table:table-cell>
        </table:table-row>
        <table:table-row table:style-name="ro3">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dessen wurde ein anderes benutzt.</text:p>
          </table:table-cell>
        </table:table-row>
        <table:table-row table:style-name="ro4">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office:value-type="string">
            <text:p>Das Layout ist nicht länger verfügbar. Die gespeicherte Datei kann nicht verwendet werden.</text:p>
          </table:table-cell>
        </table:table-row>
        <table:table-row table:style-name="ro5">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Änderung wird das laufende Spiel unterbrechen</text:p>
          </table:table-cell>
        </table:table-row>
        <table:table-row table:style-name="ro6">
          <table:table-cell office:value-type="string">
            <text:p>GAME_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6">
          <table:table-cell office:value-type="string">
            <text:p>GAME_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6">
          <table:table-cell office:value-type="string">
            <text:p>GAME_DIFFICULTY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2">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1">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1">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2">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1">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2">Тип: %s</text:span></text:p>
            <text:p><text:span text:style-name="T2">Сложность: %s</text:span></text:p>
            <text:p><text:span text:style-name="T2">Раскладка: %s</text:span></text:p>
            <text:p><text:span text:style-name="T2">Подсказки: %s</text:span></text:p>
            <text:p><text:span text:style-name="T2">Отмены: %s</text:span></text:p>
            <text:p><text:span text:style-name="T2">Время: %s</text:span></text:p>
          </table:table-cell>
          <table:table-cell office:value-type="string">
            <text:p>Typ: %s</text:p>
            <text:p>Schwierigkeit: %s</text:p>
            <text:p>Layout: %s</text:p>
            <text:p>Hinweise: %s</text:p>
            <text:p>Rücknahmen: %s</text:p>
            <text:p>Zeit: %s</text:p>
          </table:table-cell>
        </table:table-row>
        <table:table-row table:style-name="ro6">
          <table:table-cell office:value-type="string">
            <text:p>GAME_TYPE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7">
          <table:table-cell office:value-type="string">
            <text:p>GAME_TYPE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6">
          <table:table-cell office:value-type="string">
            <text:p>GAME_TYPE_SOLITAIRE</text:p>
          </table:table-cell>
          <table:table-cell office:value-type="string">
            <text:p>Solitaire</text:p>
          </table:table-cell>
          <table:table-cell office:value-type="string">
            <text:p>Пасьянс</text:p>
          </table:table-cell>
          <table:table-cell office:value-type="string">
            <text:p>Solitär</text:p>
          </table:table-cell>
        </table:table-row>
        <table:table-row table:style-name="ro2">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Entfernte Spielsteine / Insgesamt</text:p>
          </table:table-cell>
        </table:table-row>
        <table:table-row table:style-name="ro1">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1">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1">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1">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2">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track</text:p>
          </table:table-cell>
        </table:table-row>
        <table:table-row table:style-name="ro1">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1">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5">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1">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1">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1">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1">
          <table:table-cell office:value-type="string">
            <text:p>INFO_ABOUT_HOME_URL</text:p>
          </table:table-cell>
          <table:table-cell table:style-name="Default" office:value-type="string">
            <text:p><text:a xlink:href="http://opengamestudio.org/lang/en/ogs-mahjong">http://opengamestudio.org/lang/en/ogs-mahjong</text:a></text:p>
          </table:table-cell>
          <table:table-cell table:style-name="Default" office:value-type="string">
            <text:p><text:a xlink:href="http://opengamestudio.org/lang/ru/ogs-mahjong">http://opengamestudio.org/lang/ru/ogs-mahjong</text:a></text:p>
          </table:table-cell>
          <table:table-cell table:style-name="Default" office:value-type="string">
            <text:p><text:a xlink:href="http://opengamestudio.org/lang/en/ogs-mahjong">http://opengamestudio.org/lang/en/ogs-mahjong</text:a></text:p>
          </table:table-cell>
        </table:table-row>
        <table:table-row table:style-name="ro8">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pan text:style-name="T1">Dirk Pervölz - corrected the original German translation.</text:span></text:p>
            <text:p><text:s/></text:p>
            <text:p>Web page:</text:p>
            <text:p>[window='Info/Link1']</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1">Переводчики:</text:span></text:p>
            <text:p><text:span text:style-name="T1">Екатерина Камшилина - Немецкий перевод.</text:span></text:p>
            <text:p><text:span text:style-name="T1">Jürgen Rauscher - исправление Немецкого перевода.</text:span></text:p>
            <text:p><text:span text:style-name="T1">Dirk Pervölz - исправление Немецкого перевода.</text:span></text:p>
            <text:p><text:span text:style-name="T1"><text:s/></text:span></text:p>
            <text:p>Веб-страница:</text:p>
            <text:p>[window='Info/Link1']</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Programmcode und Inhalte;</text:p>
            <text:p>Ivan Korystin - Gameplay Design, Inhalte und QS.</text:p>
            <text:p><text:s/></text:p>
            <text:p>Andere Ressourcen:</text:p>
            <text:p><text:span text:style-name="T1">Timur Malikin - Spielsteinmodelle TileHigh und TileMed.</text:span></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ext:p><text:s/></text:p>
            <text:p>Bibliotheken:</text:p>
            <text:p>[image='set:Logos image:OGRE'] mit [image='set:Logos image:OpenGL'] backend</text:p>
            <text:p><text:s/></text:p>
            <text:p>[image='set:Logos image:CEGUI']</text:p>
            <text:p><text:s/></text:p>
            <text:p>[image='set:Logos image:OpenAL']</text:p>
            <text:p><text:s/></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text:s/></text:p>
            <text:p><text:span text:style-name="T1">Übersetzer:</text:span></text:p>
            <text:p><text:span text:style-name="T1">Ekaterina Kamshilina — ursprüngliche Deutsche Übersetzung.</text:span></text:p>
            <text:p><text:span text:style-name="T1">Jürgen Rauscher — Korrektur der ursprünglichen Übersetzung.</text:span></text:p>
            <text:p><text:span text:style-name="T1">Dirk Pervölz - Korrektur der ursprünglichen Übersetzung.</text:span></text:p>
            <text:p><text:span text:style-name="T1"><text:s/></text:span></text:p>
            <text:p>Web-Seite:</text:p>
            <text:p>[window='Info/Link1']</text:p>
          </table:table-cell>
        </table:table-row>
        <table:table-row table:style-name="ro1">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9">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1">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10">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Shisen-So.</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hisen-So +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row>
        <table:table-row table:style-name="ro1">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LOAD_INFO</text:p>
          </table:table-cell>
          <table:table-cell office:value-type="string">
            <text:p>Type: %s</text:p>
            <text:p>Difficulty: %s</text:p>
            <text:p>Layout: %s</text:p>
            <text:p>Hints: %s</text:p>
            <text:p>Undos: %s</text:p>
            <text:p>Time: %s</text:p>
          </table:table-cell>
          <table:table-cell office:value-type="string">
            <text:p>Тип: %s</text:p>
            <text:p>Сложность: %s</text:p>
            <text:p>Раскладка: %s</text:p>
            <text:p>Подсказок: %s</text:p>
            <text:p>Отмена: %s</text:p>
            <text:p>Время: %s</text:p>
          </table:table-cell>
          <table:table-cell office:value-type="string">
            <text:p>Typ: %s</text:p>
            <text:p>Schwierigkeit: %s</text:p>
            <text:p>Layout: %s</text:p>
            <text:p>Tipps: %s</text:p>
            <text:p>Rücknahmen: %s</text:p>
            <text:p>Dauer: %s</text:p>
          </table:table-cell>
        </table:table-row>
        <table:table-row table:style-name="ro1">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1">
          <table:table-cell office:value-type="string">
            <text:p>OK</text:p>
          </table:table-cell>
          <table:table-cell table:style-name="Default" table:number-columns-repeated="3"/>
        </table:table-row>
        <table:table-row table:style-name="ro2">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1">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1">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1">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1">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1">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1">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5">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1">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office:value-type="string">
            <text:p>Ebenen hervorheben</text:p>
          </table:table-cell>
        </table:table-row>
        <table:table-row table:style-name="ro1">
          <table:table-cell office:value-type="string">
            <text:p>SETTINGS_LANGUAGE</text:p>
          </table:table-cell>
          <table:table-cell table:style-name="ce3" office:value-type="string">
            <text:p>Language:</text:p>
          </table:table-cell>
          <table:table-cell table:style-name="ce4" office:value-type="string">
            <text:p>Язык:</text:p>
          </table:table-cell>
          <table:table-cell table:style-name="ce5" office:value-type="string">
            <text:p>Sprache:</text:p>
          </table:table-cell>
        </table:table-row>
        <table:table-row table:style-name="ro2">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2">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1">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2">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1">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2">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office:value-type="string">
            <text:p>Kameradrehung einschränken</text:p>
          </table:table-cell>
        </table:table-row>
        <table:table-row table:style-name="ro1">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1">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2">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filterung:</text:p>
          </table:table-cell>
        </table:table-row>
        <table:table-row table:style-name="ro1">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1">
          <table:table-cell office:value-type="string">
            <text:p>SETTINGS_TILE</text:p>
          </table:table-cell>
          <table:table-cell office:value-type="string">
            <text:p>Tile:</text:p>
          </table:table-cell>
          <table:table-cell office:value-type="string">
            <text:p>Фишка:</text:p>
          </table:table-cell>
          <table:table-cell office:value-type="string">
            <text:p>Spielstein:</text:p>
          </table:table-cell>
        </table:table-row>
        <table:table-row table:style-name="ro1">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2">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1">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office:value-type="string">
            <text:p>Nur faire Spiele</text:p>
          </table:table-cell>
        </table:table-row>
        <table:table-row table:style-name="ro1">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1">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1">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1">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1">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1">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1">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1">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1">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11">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row>
        <table:table-row table:style-name="ro10">
          <table:table-cell office:value-type="string">
            <text:p>TUTORIAL_START</text:p>
          </table:table-cell>
          <table:table-cell table:style-name="ce6" office:value-type="string">
            <text:p><text:span text:style-name="T2">To select a tile, click it with the left mouse button.</text:span></text:p>
            <text:p><text:span text:style-name="T2">Select a pair of tiles to remove them.</text:span></text:p>
            <text:p><text:span text:style-name="T2"><text:s/></text:span></text:p>
            <text:p><text:span text:style-name="T2">To control the camera, hold the right mouse button and move the mouse. Or use arrow/+/- keys with/out shift.</text:span></text:p>
            <text:p><text:span text:style-name="T2">To reset camera position, press X.</text:span></text:p>
            <text:p><text:span text:style-name="T3"><text:s/></text:span></text:p>
            <text:p><text:span text:style-name="T3">To hide this message, press any key.</text:span></text:p>
          </table:table-cell>
          <table:table-cell table:style-name="ce5" office:value-type="string">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pan text:style-name="T3"><text:s/></text:span></text:p>
            <text:p><text:span text:style-name="T3">Чтобы убрать это сообщение, нажмите любую кнопку.</text:span></text:p>
          </table:table-cell>
          <table:table-cell table:style-name="ce5" office:value-type="string">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row>
        <table:table-row table:style-name="ro12">
          <table:table-cell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Glückwunsch! Sie haben gewonnen!</text:p>
            <text:p>Geben Sie Ihren Namen ein und sehen Sie sich die Statistiken an, um herauszufinden, ob Sie es zur Spitze geschafft haben.</text:p>
          </table:table-cell>
        </table:table-row>
        <table:table-row table:style-name="ro1">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currency-style style:name="N118P0" style:volatile="true">
      <number:number number:decimal-places="2" number:min-integer-digits="1" number:grouping="true"/>
      <number:text> </number:text>
      <number:currency-symbol number:language="ru" number:country="RU">руб.</number:currency-symbol>
    </number:currency-style>
    <number:currency-style style:name="N11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5">25.09.2011</text:date>, <text:time>12:45: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09-25T12:45:20</dc:date>
    <meta:editing-duration>PT8H46M8S</meta:editing-duration>
    <meta:editing-cycles>183</meta:editing-cycles>
    <meta:generator>LibreOffice/3.3$Unix LibreOffice_project/330m19$Build-301</meta:generator>
    <meta:document-statistic meta:table-count="3" meta:cell-count="339" meta:object-count="0"/>
  </office:meta>
</office:document-meta>
</file>